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text-align="end" style:justify-single-word="false"/>
      <style:text-properties fo:color="#000000" style:font-name="Times New Roman" fo:font-size="12pt"/>
    </style:style>
    <style:style style:name="P3" style:family="paragraph" style:parent-style-name="Standard">
      <style:paragraph-properties fo:text-align="start" style:justify-single-word="false"/>
      <style:text-properties fo:color="#000000" style:font-name="Times New Roman" fo:font-size="12pt"/>
    </style:style>
    <style:style style:name="P4" style:family="paragraph" style:parent-style-name="Standard">
      <style:paragraph-properties fo:text-align="start" style:justify-single-word="false"/>
      <style:text-properties fo:color="#000000" style:font-name="Times New Roman" fo:font-size="18pt" style:font-size-asian="18pt" style:font-size-complex="18pt"/>
    </style:style>
    <style:style style:name="P5" style:family="paragraph" style:parent-style-name="Standard">
      <style:text-properties style:font-name="Times New Roman" fo:font-size="12pt"/>
    </style:style>
    <style:style style:name="P6" style:family="paragraph" style:parent-style-name="Standard">
      <style:paragraph-properties fo:text-align="start" style:justify-single-word="false"/>
      <style:text-properties fo:color="#ff0000" style:font-name="Times New Roman" fo:font-size="12pt"/>
    </style:style>
    <style:style style:name="P7" style:family="paragraph" style:parent-style-name="Standard">
      <style:paragraph-properties fo:text-align="start" style:justify-single-word="false"/>
      <style:text-properties fo:color="#ff0000" style:font-name="Times New Roman" fo:font-size="18pt" style:font-size-asian="18pt" style:font-size-complex="18pt"/>
    </style:style>
    <style:style style:name="T1" style:family="text">
      <style:text-properties fo:color="#000000"/>
    </style:style>
    <style:style style:name="T2" style:family="text">
      <style:text-properties fo:letter-spacing="normal"/>
    </style:style>
    <style:style style:name="T3" style:family="text">
      <style:text-properties fo:font-size="16pt" fo:letter-spacing="normal"/>
    </style:style>
    <style:style style:name="T4" style:family="text">
      <style:text-properties officeooo:rsid="001dc4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Name _________________ <text:s text:c="34"/></text:p>
      <text:p text:style-name="P4"/>
      <text:p text:style-name="P3">BIO/CMPSC 300</text:p>
      <text:p text:style-name="P3">Chapter 8 Overlap in Sequence Assembly</text:p>
      <text:p text:style-name="P3">Spring 201<text:span text:style-name="T4">9</text:span></text:p>
      <text:p text:style-name="P2"/>
      <text:p text:style-name="P1">1. Suppose two sequence reads give GGCAGCC and GCCCCAGG. </text:p>
      <text:p text:style-name="P1"><text:tab/>a) What are the possible overlaps? Which one is the largest?</text:p>
      <text:p text:style-name="P5"><text:span text:style-name="T1"><text:tab/>b) Describe an algorithm that finds the largest overlap. </text:span>Remember that the algorithm is a step-by-step procedure, thus your algorithm should outline the sequence of steps required for finding the largest overlap given two sequences.</text:p>
      <text:p text:style-name="P1"><text:tab/>c) What would be the sequence of the contig produced using your algorithm?</text:p>
      <text:p text:style-name="P1"/>
      <text:p text:style-name="P5"><text:span text:style-name="T1">2. </text:span><text:span text:style-name="T2">Now suppose you would like your algorithm to account for the possibility that the sequences could come from either strand of the DNA. How would you modify the algorithm to accomplish this? Would the contig resulting from the two sequences in 1 change as a result? </text:span><text:span text:style-name="T3"><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0-30T01:47:27.758529211</dc:date>
    <meta:editing-duration>PT55M31S</meta:editing-duration>
    <meta:editing-cycles>3</meta:editing-cycles>
    <meta:document-statistic meta:table-count="0" meta:image-count="0" meta:object-count="0" meta:page-count="1" meta:paragraph-count="9" meta:word-count="127" meta:character-count="813" meta:non-whitespace-character-count="654"/>
  </office:meta>
</office:document-meta>
</file>